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7cm"/>
    </style:style>
    <style:style style:name="gr2" style:family="graphic" style:parent-style-name="standard">
      <style:graphic-properties draw:stroke="none" svg:stroke-color="#000000" draw:fill="none" draw:fill-color="#ffffff" fo:min-height="0.365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389cm"/>
    </style:style>
    <style:style style:name="gr5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0.306cm" fo:min-width="5.313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0.307cm" fo:min-width="6.466cm" fo:padding-top="0.151cm" fo:padding-bottom="0.151cm" fo:padding-left="0.276cm" fo:padding-right="0.276cm"/>
    </style:style>
    <style:style style:name="P1" style:family="paragraph">
      <style:text-properties style:font-name="EVA-マティス-クラシック EB" fo:font-size="12pt" style:font-name-asian="EVA-マティス-クラシック EB" style:font-size-asian="12pt" style:font-size-complex="12pt"/>
    </style:style>
    <style:style style:name="P2" style:family="paragraph">
      <loext:graphic-properties draw:fill="none" draw:fill-color="#ffffff"/>
      <style:text-properties style:font-name="EVA-マティス-クラシック EB" fo:font-size="12pt" style:font-name-asian="EVA-マティス-クラシック EB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源ノ角ゴシック JP Bold" fo:font-size="10.5pt" style:font-name-asian="源ノ角ゴシック JP Bold" style:font-size-asian="10.5pt" style:font-size-complex="10.5pt"/>
    </style:style>
    <style:style style:name="P5" style:family="paragraph">
      <loext:graphic-properties draw:fill="none" draw:fill-color="#ffffff"/>
      <style:text-properties style:font-name="源ノ角ゴシック JP Bold" fo:font-size="10.5pt" style:font-name-asian="源ノ角ゴシック JP Bold" style:font-size-asian="10.5pt" style:font-size-complex="10.5pt"/>
    </style:style>
    <style:style style:name="P6" style:family="paragraph">
      <style:text-properties style:font-name="源ノ角ゴシック JP Bold" fo:font-size="9pt" style:font-name-asian="源ノ角ゴシック JP Bold" style:font-size-asian="9pt" style:font-size-complex="9pt"/>
    </style:style>
    <style:style style:name="P7" style:family="paragraph">
      <loext:graphic-properties draw:fill="none" draw:fill-color="#ffffff"/>
      <style:text-properties style:font-name="源ノ角ゴシック JP Bold" fo:font-size="9pt" style:font-name-asian="源ノ角ゴシック JP Bold" style:font-size-asian="9pt" style:font-size-complex="9pt"/>
    </style:style>
    <style:style style:name="T1" style:family="text">
      <style:text-properties style:font-name="EVA-マティス-クラシック EB" fo:font-size="12pt" style:font-name-asian="EVA-マティス-クラシック EB" style:font-size-asian="12pt" style:font-size-complex="12pt"/>
    </style:style>
    <style:style style:name="T2" style:family="text">
      <style:text-properties style:font-name="源ノ角ゴシック JP Bold" fo:font-size="10.5pt" style:font-name-asian="源ノ角ゴシック JP Bold" style:font-size-asian="10.5pt" style:font-size-complex="10.5pt"/>
    </style:style>
    <style:style style:name="T3" style:family="text">
      <style:text-properties style:font-name="源ノ角ゴシック JP Bold" fo:font-size="9pt" style:font-name-asian="源ノ角ゴシック JP 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xml:id="id1" draw:id="id1" draw:layer="layout" svg:width="2.132cm" svg:height="0.707cm" svg:x="4.961cm" svg:y="1.712cm">
          <draw:text-box>
            <text:p text:style-name="P1"><text:span text:style-name="T1">東京都</text:span></text:p>
          </draw:text-box>
        </draw:frame>
        <draw:frame draw:style-name="gr1" draw:text-style-name="P2" xml:id="id4" draw:id="id4" draw:layer="layout" svg:width="2.132cm" svg:height="0.707cm" svg:x="5.158cm" svg:y="3.128cm">
          <draw:text-box>
            <text:p text:style-name="P1"><text:span text:style-name="T1">江東区</text:span></text:p>
          </draw:text-box>
        </draw:frame>
        <draw:frame draw:style-name="gr1" draw:text-style-name="P2" xml:id="id2" draw:id="id2" draw:layer="layout" svg:width="2.132cm" svg:height="0.707cm" svg:x="2.419cm" svg:y="3.164cm">
          <draw:text-box>
            <text:p text:style-name="P1"><text:span text:style-name="T1">中央区</text:span></text:p>
          </draw:text-box>
        </draw:frame>
        <draw:frame draw:style-name="gr1" draw:text-style-name="P2" xml:id="id3" draw:id="id3" draw:layer="layout" svg:width="2.132cm" svg:height="0.707cm" svg:x="7.592cm" svg:y="3.059cm">
          <draw:text-box>
            <text:p text:style-name="P1"><text:span text:style-name="T1">葛飾区</text:span></text:p>
          </draw:text-box>
        </draw:frame>
        <draw:frame draw:style-name="gr1" draw:text-style-name="P2" xml:id="id5" draw:id="id5" draw:layer="layout" svg:width="2.132cm" svg:height="0.707cm" svg:x="3.458cm" svg:y="4.377cm">
          <draw:text-box>
            <text:p text:style-name="P1"><text:span text:style-name="T1">有明</text:span></text:p>
          </draw:text-box>
        </draw:frame>
        <draw:frame draw:style-name="gr1" draw:text-style-name="P2" xml:id="id6" draw:id="id6" draw:layer="layout" svg:width="1.624cm" svg:height="0.707cm" svg:x="5.823cm" svg:y="4.365cm">
          <draw:text-box>
            <text:p text:style-name="P1"><text:span text:style-name="T1">豊洲</text:span></text:p>
          </draw:text-box>
        </draw:frame>
        <draw:frame draw:style-name="gr1" draw:text-style-name="P2" xml:id="id7" draw:id="id7" draw:layer="layout" svg:width="1.565cm" svg:height="0.707cm" svg:x="8.3cm" svg:y="4.285cm">
          <draw:text-box>
            <text:p text:style-name="P1"><text:span text:style-name="T1">南砂</text:span></text:p>
          </draw:text-box>
        </draw:frame>
        <draw:frame draw:style-name="gr1" draw:text-style-name="P2" xml:id="id8" draw:id="id8" draw:layer="layout" svg:width="2.132cm" svg:height="0.707cm" svg:x="2.511cm" svg:y="5.697cm">
          <draw:text-box>
            <text:p text:style-name="P1"><text:span text:style-name="T1">1</text:span><text:span text:style-name="T1">丁目</text:span></text:p>
          </draw:text-box>
        </draw:frame>
        <draw:frame draw:style-name="gr1" draw:text-style-name="P2" xml:id="id9" draw:id="id9" draw:layer="layout" svg:width="2.132cm" svg:height="0.707cm" svg:x="4.545cm" svg:y="5.79cm">
          <draw:text-box>
            <text:p text:style-name="P1"><text:span text:style-name="T1">2</text:span><text:span text:style-name="T1">丁目</text:span></text:p>
          </draw:text-box>
        </draw:frame>
        <draw:frame draw:style-name="gr1" draw:text-style-name="P2" xml:id="id10" draw:id="id10" draw:layer="layout" svg:width="2.132cm" svg:height="0.707cm" svg:x="6.456cm" svg:y="5.745cm">
          <draw:text-box>
            <text:p text:style-name="P1"><text:span text:style-name="T1">3</text:span><text:span text:style-name="T1">丁目</text:span></text:p>
          </draw:text-box>
        </draw:frame>
        <draw:frame draw:style-name="gr1" draw:text-style-name="P2" xml:id="id12" draw:id="id12" draw:layer="layout" svg:width="2.132cm" svg:height="0.707cm" svg:x="6.046cm" svg:y="7.078cm">
          <draw:text-box>
            <text:p text:style-name="P1"><text:span text:style-name="T1">11-2</text:span></text:p>
          </draw:text-box>
        </draw:frame>
        <draw:frame draw:style-name="gr2" draw:text-style-name="P2" xml:id="id14" draw:id="id14" draw:layer="layout" svg:width="5.325cm" svg:height="0.675cm" svg:x="1.517cm" svg:y="8.033cm">
          <draw:text-box>
            <text:p text:style-name="P1"><text:span text:style-name="T1">東京ビッグサイト会議棟</text:span></text:p>
          </draw:text-box>
        </draw:frame>
        <draw:connector draw:style-name="gr3" draw:text-style-name="P3" draw:layer="layout" draw:type="line" svg:x1="6.027cm" svg:y1="2.419cm" svg:x2="3.485cm" svg:y2="3.164cm" draw:start-shape="id1" draw:start-glue-point="2" draw:end-shape="id2" draw:end-glue-point="0" svg:d="M6027 2419l-2542 745" svg:viewBox="0 0 2543 746">
          <text:p/>
        </draw:connector>
        <draw:connector draw:style-name="gr3" draw:text-style-name="P3" draw:layer="layout" draw:type="line" svg:x1="8.658cm" svg:y1="3.059cm" svg:x2="6.027cm" svg:y2="2.419cm" draw:start-shape="id3" draw:start-glue-point="0" draw:end-shape="id1" draw:end-glue-point="2" svg:d="M8658 3059l-2631-640" svg:viewBox="0 0 2632 641">
          <text:p/>
        </draw:connector>
        <draw:connector draw:style-name="gr3" draw:text-style-name="P3" draw:layer="layout" draw:type="line" svg:x1="6.224cm" svg:y1="3.128cm" svg:x2="6.027cm" svg:y2="2.419cm" draw:start-shape="id4" draw:end-shape="id1" draw:end-glue-point="2" svg:d="M6224 3128l-197-709" svg:viewBox="0 0 198 710">
          <text:p/>
        </draw:connector>
        <draw:frame draw:style-name="gr1" draw:text-style-name="P2" xml:id="id13" draw:id="id13" draw:layer="layout" svg:width="2.132cm" svg:height="0.707cm" svg:x="8.046cm" svg:y="7.079cm">
          <draw:text-box>
            <text:p text:style-name="P1"><text:span text:style-name="T1">11-3</text:span></text:p>
          </draw:text-box>
        </draw:frame>
        <draw:frame draw:style-name="gr1" draw:text-style-name="P2" xml:id="id11" draw:id="id11" draw:layer="layout" svg:width="2.132cm" svg:height="0.707cm" svg:x="3.346cm" svg:y="7.079cm">
          <draw:text-box>
            <text:p text:style-name="P1"><text:span text:style-name="T1">11-1</text:span></text:p>
          </draw:text-box>
        </draw:frame>
        <draw:connector draw:style-name="gr3" draw:text-style-name="P3" draw:layer="layout" draw:type="line" svg:x1="4.524cm" svg:y1="4.377cm" svg:x2="6.224cm" svg:y2="3.835cm" draw:start-shape="id5" draw:start-glue-point="0" draw:end-shape="id4" draw:end-glue-point="2" svg:d="M4524 4377l1700-542" svg:viewBox="0 0 1701 543">
          <text:p/>
        </draw:connector>
        <draw:connector draw:style-name="gr3" draw:text-style-name="P3" draw:layer="layout" draw:type="line" svg:x1="6.224cm" svg:y1="3.835cm" svg:x2="6.635cm" svg:y2="4.365cm" draw:start-shape="id4" draw:start-glue-point="2" draw:end-shape="id6" draw:end-glue-point="0" svg:d="M6224 3835l411 530" svg:viewBox="0 0 412 531">
          <text:p/>
        </draw:connector>
        <draw:connector draw:style-name="gr3" draw:text-style-name="P3" draw:layer="layout" draw:type="line" svg:x1="6.224cm" svg:y1="3.835cm" svg:x2="9.082cm" svg:y2="4.285cm" draw:start-shape="id4" draw:start-glue-point="2" draw:end-shape="id7" draw:end-glue-point="0" svg:d="M6224 3835l2858 450" svg:viewBox="0 0 2859 451">
          <text:p/>
        </draw:connector>
        <draw:connector draw:style-name="gr3" draw:text-style-name="P3" draw:layer="layout" draw:type="line" svg:x1="4.524cm" svg:y1="5.084cm" svg:x2="3.577cm" svg:y2="5.697cm" draw:start-shape="id5" draw:start-glue-point="2" draw:end-shape="id8" draw:end-glue-point="0" svg:d="M4524 5084l-947 613" svg:viewBox="0 0 948 614">
          <text:p/>
        </draw:connector>
        <draw:connector draw:style-name="gr3" draw:text-style-name="P3" draw:layer="layout" draw:type="line" svg:x1="4.524cm" svg:y1="5.084cm" svg:x2="5.611cm" svg:y2="5.79cm" draw:start-shape="id5" draw:start-glue-point="2" draw:end-shape="id9" draw:end-glue-point="0" svg:d="M4524 5084l1087 706" svg:viewBox="0 0 1088 707">
          <text:p/>
        </draw:connector>
        <draw:connector draw:style-name="gr3" draw:text-style-name="P3" draw:layer="layout" draw:type="line" svg:x1="4.524cm" svg:y1="5.084cm" svg:x2="7.522cm" svg:y2="5.745cm" draw:start-shape="id5" draw:start-glue-point="2" draw:end-shape="id10" draw:end-glue-point="0" svg:d="M4524 5084l2998 661" svg:viewBox="0 0 2999 662">
          <text:p/>
        </draw:connector>
        <draw:connector draw:style-name="gr3" draw:text-style-name="P3" draw:layer="layout" draw:type="line" svg:x1="7.522cm" svg:y1="6.452cm" svg:x2="4.412cm" svg:y2="7.079cm" draw:start-shape="id10" draw:start-glue-point="2" draw:end-shape="id11" draw:end-glue-point="0" svg:d="M7522 6452l-3110 627" svg:viewBox="0 0 3111 628">
          <text:p/>
        </draw:connector>
        <draw:connector draw:style-name="gr3" draw:text-style-name="P3" draw:layer="layout" draw:type="line" svg:x1="7.522cm" svg:y1="6.452cm" svg:x2="7.112cm" svg:y2="7.078cm" draw:start-shape="id10" draw:start-glue-point="2" draw:end-shape="id12" draw:end-glue-point="0" svg:d="M7522 6452l-410 626" svg:viewBox="0 0 411 627">
          <text:p/>
        </draw:connector>
        <draw:connector draw:style-name="gr3" draw:text-style-name="P3" draw:layer="layout" draw:type="line" svg:x1="7.522cm" svg:y1="6.452cm" svg:x2="9.112cm" svg:y2="7.079cm" draw:start-shape="id10" draw:start-glue-point="2" draw:end-shape="id13" draw:end-glue-point="0" svg:d="M7522 6452l1590 627" svg:viewBox="0 0 1591 628">
          <text:p/>
        </draw:connector>
        <draw:connector draw:style-name="gr3" draw:text-style-name="P3" draw:layer="layout" draw:type="line" svg:x1="4.525cm" svg:y1="5.084cm" svg:x2="5.612cm" svg:y2="5.79cm" svg:d="M4525 5084l1087 706" svg:viewBox="0 0 1088 707">
          <text:p/>
        </draw:connector>
        <draw:connector draw:style-name="gr3" draw:text-style-name="P3" draw:layer="layout" draw:type="line" svg:x1="4.412cm" svg:y1="7.786cm" svg:x2="4.179cm" svg:y2="8.033cm" draw:start-shape="id11" draw:start-glue-point="2" draw:end-shape="id14" draw:end-glue-point="0" svg:d="M4412 7786l-233 247" svg:viewBox="0 0 234 248">
          <text:p/>
        </draw:connector>
        <draw:frame draw:style-name="gr4" draw:text-style-name="P5" draw:layer="layout" svg:width="3.341cm" svg:height="0.639cm" svg:x="6.478cm" svg:y="1.711cm">
          <draw:text-box>
            <text:p text:style-name="P4"><text:span text:style-name="T2">←</text:span><text:span text:style-name="T2">ルートノード</text:span></text:p>
          </draw:text-box>
        </draw:frame>
        <draw:frame draw:style-name="gr4" draw:text-style-name="P7" draw:layer="layout" svg:width="3.341cm" svg:height="1.205cm" svg:x="9.331cm" svg:y="3.028cm">
          <draw:text-box>
            <text:p text:style-name="P6"><text:span text:style-name="T3">←</text:span><text:span text:style-name="T3">ルートノードの</text:span></text:p>
            <text:p text:style-name="P6"><text:span text:style-name="T3">　子ノード</text:span></text:p>
            <text:p text:style-name="P6"><text:span text:style-name="T3">（部分空間）</text:span></text:p>
          </draw:text-box>
        </draw:frame>
        <draw:custom-shape draw:style-name="gr5" draw:text-style-name="P3" draw:layer="layout" svg:width="5.929cm" svg:height="0.672cm" svg:x="3.651cm" svg:y="4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7.082cm" svg:height="0.673cm" svg:x="2.396cm" svg:y="3.0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3.341cm" svg:height="1.205cm" svg:x="8.592cm" svg:y="5.218cm">
          <draw:text-box>
            <text:p text:style-name="P6"><text:span text:style-name="T3">↑</text:span><text:span text:style-name="T3">江東区ノードの</text:span></text:p>
            <text:p text:style-name="P6"><text:span text:style-name="T3">　子ノード</text:span></text:p>
            <text:p text:style-name="P6"><text:span text:style-name="T3">（兄弟ノード）</text:span></text:p>
          </draw:text-box>
        </draw:frame>
        <draw:frame draw:style-name="gr4" draw:text-style-name="P5" draw:layer="layout" svg:width="3.341cm" svg:height="0.639cm" svg:x="6.279cm" svg:y="8.112cm">
          <draw:text-box>
            <text:p text:style-name="P4"><text:span text:style-name="T2">←</text:span><text:span text:style-name="T2">リーフノー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Bold" svg:font-family="'源ノ角ゴシック JP Bold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23:55:32.579000000</meta:creation-date>
    <dc:date>2018-12-21T02:09:26.138000000</dc:date>
    <meta:editing-duration>P1DT1H24M51S</meta:editing-duration>
    <meta:editing-cycles>4</meta:editing-cycles>
    <meta:generator>LibreOffice/5.4.4.2$Windows_X86_64 LibreOffice_project/2524958677847fb3bb44820e40380acbe820f960</meta:generator>
    <meta:document-statistic meta:object-count="34"/>
  </office:meta>
</office:document-meta>
</file>